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66cc" draw:marker-start-width="0.276cm" draw:marker-end="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svg:stroke-color="#0066cc" draw:marker-start-width="0.427cm" draw:marker-end="" draw:marker-end-width="0.43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051cm" svg:stroke-color="#990066" draw:marker-start-width="0.276cm" draw:marker-end="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52cm" svg:stroke-color="#990066" draw:marker-start-width="0.427cm" draw:marker-end="" draw:marker-end-width="0.43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pt" style:font-size-complex="10pt"/>
    </style:style>
    <style:style style:name="P3" style:family="paragraph">
      <style:paragraph-properties fo:text-align="center"/>
      <style:text-properties style:font-name="Times New Roman" fo:font-size="9pt" style:font-size-asian="10pt" style:font-size-complex="10pt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24cm" svg:y1="14.97cm" svg:x2="16.429cm" svg:y2="16.494cm">
          <text:p/>
        </draw:line>
        <draw:line draw:style-name="gr1" draw:text-style-name="P1" draw:layer="layout" svg:x1="2.378cm" svg:y1="13.573cm" svg:x2="4.783cm" svg:y2="15.097cm">
          <text:p/>
        </draw:line>
        <draw:line draw:style-name="gr1" draw:text-style-name="P1" draw:layer="layout" svg:x1="11.522cm" svg:y1="14.97cm" svg:x2="13.927cm" svg:y2="16.494cm">
          <text:p/>
        </draw:line>
        <draw:line draw:style-name="gr1" draw:text-style-name="P1" draw:layer="layout" svg:x1="16.323cm" svg:y1="14.97cm" svg:x2="18.728cm" svg:y2="16.494cm">
          <text:p/>
        </draw:line>
        <draw:line draw:style-name="gr1" draw:text-style-name="P1" draw:layer="layout" svg:x1="23.738cm" svg:y1="9.159cm" svg:x2="26.143cm" svg:y2="10.683cm">
          <text:p/>
        </draw:line>
        <draw:line draw:style-name="gr2" draw:text-style-name="P1" draw:layer="layout" svg:x1="23.737cm" svg:y1="10.659cm" svg:x2="26.142cm" svg:y2="12.183cm">
          <text:p/>
        </draw:line>
        <draw:line draw:style-name="gr1" draw:text-style-name="P1" draw:layer="layout" svg:x1="23.736cm" svg:y1="12.059cm" svg:x2="26.141cm" svg:y2="13.583cm">
          <text:p/>
        </draw:line>
        <draw:line draw:style-name="gr1" draw:text-style-name="P1" draw:layer="layout" svg:x1="21.335cm" svg:y1="12.059cm" svg:x2="23.74cm" svg:y2="13.583cm">
          <text:p/>
        </draw:line>
        <draw:line draw:style-name="gr1" draw:text-style-name="P1" draw:layer="layout" svg:x1="21.334cm" svg:y1="10.559cm" svg:x2="23.739cm" svg:y2="12.083cm">
          <text:p/>
        </draw:line>
        <draw:line draw:style-name="gr2" draw:text-style-name="P1" draw:layer="layout" svg:x1="21.333cm" svg:y1="9.159cm" svg:x2="23.738cm" svg:y2="10.683cm">
          <text:p/>
        </draw:line>
        <draw:line draw:style-name="gr2" draw:text-style-name="P1" draw:layer="layout" svg:x1="18.432cm" svg:y1="3.159cm" svg:x2="20.837cm" svg:y2="4.683cm">
          <text:p/>
        </draw:line>
        <draw:line draw:style-name="gr3" draw:text-style-name="P1" draw:layer="layout" svg:x1="21.007cm" svg:y1="13.446cm" svg:x2="20.995cm" svg:y2="16.47cm">
          <text:p/>
        </draw:line>
        <draw:line draw:style-name="gr3" draw:text-style-name="P1" draw:layer="layout" svg:x1="23.536cm" svg:y1="4.663cm" svg:x2="23.481cm" svg:y2="9.256cm">
          <text:p/>
        </draw:line>
        <draw:line draw:style-name="gr4" draw:text-style-name="P1" draw:layer="layout" svg:x1="20.935cm" svg:y1="4.662cm" svg:x2="20.88cm" svg:y2="9.255cm">
          <text:p/>
        </draw:line>
        <draw:line draw:style-name="gr3" draw:text-style-name="P1" draw:layer="layout" svg:x1="18.735cm" svg:y1="4.662cm" svg:x2="18.695cm" svg:y2="16.47cm">
          <text:p/>
        </draw:line>
        <draw:line draw:style-name="gr3" draw:text-style-name="P1" draw:layer="layout" svg:x1="23.407cm" svg:y1="13.446cm" svg:x2="23.395cm" svg:y2="16.47cm">
          <text:p/>
        </draw:line>
        <draw:line draw:style-name="gr3" draw:text-style-name="P1" draw:layer="layout" svg:x1="16.435cm" svg:y1="3.162cm" svg:x2="16.395cm" svg:y2="14.97cm">
          <text:p/>
        </draw:line>
        <draw:line draw:style-name="gr3" draw:text-style-name="P1" draw:layer="layout" svg:x1="4.54cm" svg:y1="13.573cm" svg:x2="23.46cm" svg:y2="13.573cm">
          <text:p/>
        </draw:line>
        <draw:line draw:style-name="gr3" draw:text-style-name="P1" draw:layer="layout" svg:x1="4.54cm" svg:y1="15.073cm" svg:x2="11.649cm" svg:y2="15.097cm">
          <text:p/>
        </draw:line>
        <draw:line draw:style-name="gr3" draw:text-style-name="P1" draw:layer="layout" svg:x1="2.635cm" svg:y1="12.062cm" svg:x2="18.761cm" svg:y2="12.028cm">
          <text:p/>
        </draw:line>
        <draw:line draw:style-name="gr3" draw:text-style-name="P1" draw:layer="layout" svg:x1="2.635cm" svg:y1="10.662cm" svg:x2="18.761cm" svg:y2="10.628cm">
          <text:p/>
        </draw:line>
        <draw:line draw:style-name="gr3" draw:text-style-name="P1" draw:layer="layout" svg:x1="11.435cm" svg:y1="3.162cm" svg:x2="11.395cm" svg:y2="14.97cm">
          <text:p/>
        </draw:line>
        <draw:line draw:style-name="gr3" draw:text-style-name="P1" draw:layer="layout" svg:x1="9.234cm" svg:y1="3.161cm" svg:x2="9.239cm" svg:y2="16.496cm">
          <text:p/>
        </draw:line>
        <draw:line draw:style-name="gr3" draw:text-style-name="P1" draw:layer="layout" svg:x1="6.933cm" svg:y1="3.16cm" svg:x2="6.938cm" svg:y2="16.495cm">
          <text:p/>
        </draw:line>
        <draw:line draw:style-name="gr3" draw:text-style-name="P1" draw:layer="layout" svg:x1="4.532cm" svg:y1="3.159cm" svg:x2="4.537cm" svg:y2="16.494cm">
          <text:p/>
        </draw:line>
        <draw:line draw:style-name="gr3" draw:text-style-name="P1" draw:layer="layout" svg:x1="2.635cm" svg:y1="9.162cm" svg:x2="18.761cm" svg:y2="9.128cm">
          <text:p/>
        </draw:line>
        <draw:line draw:style-name="gr3" draw:text-style-name="P1" draw:layer="layout" svg:x1="2.634cm" svg:y1="7.661cm" svg:x2="23.081cm" svg:y2="7.612cm">
          <text:p/>
        </draw:line>
        <draw:line draw:style-name="gr3" draw:text-style-name="P1" draw:layer="layout" svg:x1="2.633cm" svg:y1="6.26cm" svg:x2="23.08cm" svg:y2="6.211cm">
          <text:p/>
        </draw:line>
        <draw:line draw:style-name="gr3" draw:text-style-name="P1" draw:layer="layout" svg:x1="2.632cm" svg:y1="4.859cm" svg:x2="23.079cm" svg:y2="4.81cm">
          <text:p/>
        </draw:line>
        <draw:line draw:style-name="gr3" draw:text-style-name="P1" draw:layer="layout" svg:x1="2.132cm" svg:y1="3.159cm" svg:x2="2.132cm" svg:y2="13.319cm">
          <text:p/>
        </draw:line>
        <draw:line draw:style-name="gr4" draw:text-style-name="P1" draw:layer="layout" svg:x1="2.632cm" svg:y1="3.159cm" svg:x2="16.856cm" svg:y2="3.159cm">
          <text:p/>
        </draw:line>
        <draw:custom-shape draw:style-name="gr5" draw:text-style-name="P3" draw:layer="layout" svg:width="2.159cm" svg:height="0.889cm" svg:x="1.032cm" svg:y="2.778cm">
          <text:p text:style-name="P2"><text:span text:style-name="T1">“</text:span><text:span text:style-name="T1">Abbbc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3cm" svg:y="2.778cm">
          <text:p text:style-name="P2"><text:span text:style-name="T1">“</text:span><text:span text:style-name="T1">bbbc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3cm" svg:y="2.778cm">
          <text:p text:style-name="P2"><text:span text:style-name="T1">“</text:span><text:span text:style-name="T1">bbc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4cm" svg:y="2.778cm">
          <text:p text:style-name="P2"><text:span text:style-name="T1">“</text:span><text:span text:style-name="T1">bc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2cm" svg:y="2.778cm">
          <text:p text:style-name="P2"><text:span text:style-name="T1">“</text:span><text:span text:style-name="T1">c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3cm" svg:y="2.778cm">
          <text:p text:style-name="P2"><text:span text:style-name="T1">“</text:span><text:span text:style-name="T1">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3cm" svg:y="2.778cm">
          <text:p text:style-name="P2"><text:span text:style-name="T1">“</text:span><text:span text:style-name="T1">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3cm" svg:y="4.278cm">
          <text:p text:style-name="P2"><text:span text:style-name="T1">“</text:span><text:span text:style-name="T1">Abbbc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4cm" svg:y="4.278cm">
          <text:p text:style-name="P2"><text:span text:style-name="T1">“</text:span><text:span text:style-name="T1">bbbc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4cm" svg:y="4.278cm">
          <text:p text:style-name="P2"><text:span text:style-name="T1">“</text:span><text:span text:style-name="T1">bbc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5cm" svg:y="4.278cm">
          <text:p text:style-name="P2"><text:span text:style-name="T1">“</text:span><text:span text:style-name="T1">bc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3cm" svg:y="4.278cm">
          <text:p text:style-name="P2"><text:span text:style-name="T1">“</text:span><text:span text:style-name="T1">c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4cm" svg:y="4.278cm">
          <text:p text:style-name="P2"><text:span text:style-name="T1">“</text:span><text:span text:style-name="T1">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4cm" svg:y="4.278cm">
          <text:p text:style-name="P2"><text:span text:style-name="T1">“</text:span><text:span text:style-name="T1">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5cm" svg:y="4.278cm">
          <text:p text:style-name="P2"><text:span text:style-name="T1">“</text:span><text:span text:style-name="T1">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5cm" svg:y="4.278cm">
          <text:p text:style-name="P2"><text:span text:style-name="T1">“</text:span><text:span text:style-name="T1">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6cm" svg:y="4.278cm">
          <text:p text:style-name="P2"><text:span text:style-name="T1">“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2cm" svg:y="5.678cm">
          <text:p text:style-name="P2"><text:span text:style-name="T1">“</text:span><text:span text:style-name="T1">Abbbc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3cm" svg:y="5.678cm">
          <text:p text:style-name="P2"><text:span text:style-name="T1">“</text:span><text:span text:style-name="T1">bbbc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3cm" svg:y="5.678cm">
          <text:p text:style-name="P2"><text:span text:style-name="T1">“</text:span><text:span text:style-name="T1">bbc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4cm" svg:y="5.678cm">
          <text:p text:style-name="P2"><text:span text:style-name="T1">“</text:span><text:span text:style-name="T1">bc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2cm" svg:y="5.678cm">
          <text:p text:style-name="P2"><text:span text:style-name="T1">“</text:span><text:span text:style-name="T1">c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3cm" svg:y="5.678cm">
          <text:p text:style-name="P2"><text:span text:style-name="T1">“</text:span><text:span text:style-name="T1">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3cm" svg:y="5.678cm">
          <text:p text:style-name="P2"><text:span text:style-name="T1">“</text:span><text:span text:style-name="T1">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4cm" svg:y="5.678cm">
          <text:p text:style-name="P2"><text:span text:style-name="T1">“</text:span><text:span text:style-name="T1">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4cm" svg:y="5.678cm">
          <text:p text:style-name="P2"><text:span text:style-name="T1">“</text:span><text:span text:style-name="T1">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5cm" svg:y="5.678cm">
          <text:p text:style-name="P2"><text:span text:style-name="T1">“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3cm" svg:y="7.178cm">
          <text:p text:style-name="P2"><text:span text:style-name="T1">“</text:span><text:span text:style-name="T1">Abbbc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4cm" svg:y="7.178cm">
          <text:p text:style-name="P2"><text:span text:style-name="T1">“</text:span><text:span text:style-name="T1">bbbc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4cm" svg:y="7.178cm">
          <text:p text:style-name="P2"><text:span text:style-name="T1">“</text:span><text:span text:style-name="T1">bbc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5cm" svg:y="7.178cm">
          <text:p text:style-name="P2"><text:span text:style-name="T1">“</text:span><text:span text:style-name="T1">bc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3cm" svg:y="7.178cm">
          <text:p text:style-name="P2"><text:span text:style-name="T1">“</text:span><text:span text:style-name="T1">c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4cm" svg:y="7.178cm">
          <text:p text:style-name="P2"><text:span text:style-name="T1">“</text:span><text:span text:style-name="T1">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4cm" svg:y="7.178cm">
          <text:p text:style-name="P2"><text:span text:style-name="T1">“</text:span><text:span text:style-name="T1">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5cm" svg:y="7.178cm">
          <text:p text:style-name="P2"><text:span text:style-name="T1">“</text:span><text:span text:style-name="T1">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5cm" svg:y="7.178cm">
          <text:p text:style-name="P2"><text:span text:style-name="T1">“</text:span><text:span text:style-name="T1">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6cm" svg:y="7.178cm">
          <text:p text:style-name="P2"><text:span text:style-name="T1">“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2cm" svg:y="8.678cm">
          <text:p text:style-name="P2"><text:span text:style-name="T1">“</text:span><text:span text:style-name="T1">Abbbc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3cm" svg:y="8.678cm">
          <text:p text:style-name="P2"><text:span text:style-name="T1">“</text:span><text:span text:style-name="T1">bbbc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3cm" svg:y="8.678cm">
          <text:p text:style-name="P2"><text:span text:style-name="T1">“</text:span><text:span text:style-name="T1">bbc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4cm" svg:y="8.678cm">
          <text:p text:style-name="P2"><text:span text:style-name="T1">“</text:span><text:span text:style-name="T1">bc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2cm" svg:y="8.678cm">
          <text:p text:style-name="P2"><text:span text:style-name="T1">“</text:span><text:span text:style-name="T1">c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3cm" svg:y="8.678cm">
          <text:p text:style-name="P2"><text:span text:style-name="T1">“</text:span><text:span text:style-name="T1">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3cm" svg:y="8.678cm">
          <text:p text:style-name="P2"><text:span text:style-name="T1">“</text:span><text:span text:style-name="T1">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4cm" svg:y="8.678cm">
          <text:p text:style-name="P2"><text:span text:style-name="T1">“</text:span><text:span text:style-name="T1">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4cm" svg:y="8.678cm">
          <text:p text:style-name="P2"><text:span text:style-name="T1">“</text:span><text:span text:style-name="T1">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3cm" svg:y="10.178cm">
          <text:p text:style-name="P2"><text:span text:style-name="T1">“</text:span><text:span text:style-name="T1">Abbbc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4cm" svg:y="10.178cm">
          <text:p text:style-name="P2"><text:span text:style-name="T1">“</text:span><text:span text:style-name="T1">bbbc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4cm" svg:y="10.178cm">
          <text:p text:style-name="P2"><text:span text:style-name="T1">“</text:span><text:span text:style-name="T1">bbc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5cm" svg:y="10.178cm">
          <text:p text:style-name="P2"><text:span text:style-name="T1">“</text:span><text:span text:style-name="T1">bc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3cm" svg:y="10.178cm">
          <text:p text:style-name="P2"><text:span text:style-name="T1">“</text:span><text:span text:style-name="T1">c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4cm" svg:y="10.178cm">
          <text:p text:style-name="P2"><text:span text:style-name="T1">“</text:span><text:span text:style-name="T1">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4cm" svg:y="10.178cm">
          <text:p text:style-name="P2"><text:span text:style-name="T1">“</text:span><text:span text:style-name="T1">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5cm" svg:y="10.178cm">
          <text:p text:style-name="P2"><text:span text:style-name="T1">“</text:span><text:span text:style-name="T1">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5cm" svg:y="10.178cm">
          <text:p text:style-name="P2"><text:span text:style-name="T1">“</text:span><text:span text:style-name="T1">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6cm" svg:y="10.178cm">
          <text:p text:style-name="P2"><text:span text:style-name="T1">“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2cm" svg:y="11.578cm">
          <text:p text:style-name="P2"><text:span text:style-name="T1">“</text:span><text:span text:style-name="T1">Abbbc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3cm" svg:y="11.578cm">
          <text:p text:style-name="P2"><text:span text:style-name="T1">“</text:span><text:span text:style-name="T1">bbbc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3cm" svg:y="11.578cm">
          <text:p text:style-name="P2"><text:span text:style-name="T1">“</text:span><text:span text:style-name="T1">bbc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4cm" svg:y="11.578cm">
          <text:p text:style-name="P2"><text:span text:style-name="T1">“</text:span><text:span text:style-name="T1">bc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2cm" svg:y="11.578cm">
          <text:p text:style-name="P2"><text:span text:style-name="T1">“</text:span><text:span text:style-name="T1">c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3cm" svg:y="11.578cm">
          <text:p text:style-name="P2"><text:span text:style-name="T1">“</text:span><text:span text:style-name="T1">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3cm" svg:y="11.578cm">
          <text:p text:style-name="P2"><text:span text:style-name="T1">“</text:span><text:span text:style-name="T1">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4cm" svg:y="11.578cm">
          <text:p text:style-name="P2"><text:span text:style-name="T1">“</text:span><text:span text:style-name="T1">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4cm" svg:y="11.578cm">
          <text:p text:style-name="P2"><text:span text:style-name="T1">“</text:span><text:span text:style-name="T1">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5cm" svg:y="11.578cm">
          <text:p text:style-name="P2"><text:span text:style-name="T1">“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59cm" svg:height="0.889cm" svg:x="1.033cm" svg:y="13.078cm">
          <text:p text:style-name="P2"><text:span text:style-name="T1">“</text:span><text:span text:style-name="T1">Abbbc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4cm" svg:y="13.078cm">
          <text:p text:style-name="P2"><text:span text:style-name="T1">“</text:span><text:span text:style-name="T1">bbbc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4cm" svg:y="13.078cm">
          <text:p text:style-name="P2"><text:span text:style-name="T1">“</text:span><text:span text:style-name="T1">bbc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5cm" svg:y="13.078cm">
          <text:p text:style-name="P2"><text:span text:style-name="T1">“</text:span><text:span text:style-name="T1">bc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3cm" svg:y="13.078cm">
          <text:p text:style-name="P2"><text:span text:style-name="T1">“</text:span><text:span text:style-name="T1">c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4cm" svg:y="13.078cm">
          <text:p text:style-name="P2"><text:span text:style-name="T1">“</text:span><text:span text:style-name="T1">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4cm" svg:y="13.078cm">
          <text:p text:style-name="P2"><text:span text:style-name="T1">“</text:span><text:span text:style-name="T1">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5cm" svg:y="13.078cm">
          <text:p text:style-name="P2"><text:span text:style-name="T1">“</text:span><text:span text:style-name="T1">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5cm" svg:y="13.078cm">
          <text:p text:style-name="P2"><text:span text:style-name="T1">“</text:span><text:span text:style-name="T1">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4.836cm" svg:y="13.078cm">
          <text:p text:style-name="P2"><text:span text:style-name="T1">“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3cm" svg:y="14.578cm">
          <text:p text:style-name="P2"><text:span text:style-name="T1">“</text:span><text:span text:style-name="T1">bbbcc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3cm" svg:y="14.578cm">
          <text:p text:style-name="P2"><text:span text:style-name="T1">“</text:span><text:span text:style-name="T1">bbcc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4cm" svg:y="14.578cm">
          <text:p text:style-name="P2"><text:span text:style-name="T1">“</text:span><text:span text:style-name="T1">bcc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06cm" svg:height="0.889cm" svg:x="10.532cm" svg:y="14.578cm">
          <text:p text:style-name="P2"><text:span text:style-name="T1">“</text:span><text:span text:style-name="T1">cc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3cm" svg:y="14.578cm">
          <text:p text:style-name="P2"><text:span text:style-name="T1">“</text:span><text:span text:style-name="T1">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3cm" svg:y="14.578cm">
          <text:p text:style-name="P2"><text:span text:style-name="T1">“</text:span><text:span text:style-name="T1">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4cm" svg:y="14.578cm">
          <text:p text:style-name="P2"><text:span text:style-name="T1">“</text:span><text:span text:style-name="T1">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4cm" svg:y="14.578cm">
          <text:p text:style-name="P2"><text:span text:style-name="T1">“</text:span><text:span text:style-name="T1">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3.634cm" svg:y="16.078cm">
          <text:p text:style-name="P2"><text:span text:style-name="T1">“</text:span><text:span text:style-name="T1">bbbccc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6.034cm" svg:y="16.078cm">
          <text:p text:style-name="P2"><text:span text:style-name="T1">“</text:span><text:span text:style-name="T1">bbccc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8.335cm" svg:y="16.078cm">
          <text:p text:style-name="P2"><text:span text:style-name="T1">“</text:span><text:span text:style-name="T1">bccc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5.434cm" svg:y="16.078cm">
          <text:p text:style-name="P2"><text:span text:style-name="T1">“</text:span><text:span text:style-name="T1">c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17.834cm" svg:y="16.078cm">
          <text:p text:style-name="P2"><text:span text:style-name="T1">“</text:span><text:span text:style-name="T1">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2cm" svg:height="0.889cm" svg:x="20.135cm" svg:y="16.078cm">
          <text:p text:style-name="P2"><text:span text:style-name="T1">“</text:span><text:span text:style-name="T1">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cm" svg:height="0.889cm" svg:x="22.535cm" svg:y="16.078cm">
          <text:p text:style-name="P2"><text:span text:style-name="T1">“</text:span><text:span text:style-name="T1">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036cm" svg:y1="3.162cm" svg:x2="13.996cm" svg:y2="14.97cm">
          <text:p/>
        </draw:line>
        <draw:custom-shape draw:style-name="gr5" draw:text-style-name="P3" draw:layer="layout" svg:width="1.952cm" svg:height="0.889cm" svg:x="13.034cm" svg:y="2.778cm">
          <text:p text:style-name="P2"><text:span text:style-name="T1">“</text:span><text:span text:style-name="T1">ccFyy”</text:span></text:p>
          <text:p text:style-name="P2"><text:span text:style-name="T1">“</text:span><text:span text:style-name="T1">F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5cm" svg:y="4.278cm">
          <text:p text:style-name="P2"><text:span text:style-name="T1">“</text:span><text:span text:style-name="T1">ccFyy”</text:span></text:p>
          <text:p text:style-name="P2"><text:span text:style-name="T1">“</text:span><text:span text:style-name="T1">x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4cm" svg:y="5.678cm">
          <text:p text:style-name="P2"><text:span text:style-name="T1">“</text:span><text:span text:style-name="T1">ccFyy”</text:span></text:p>
          <text:p text:style-name="P2"><text:span text:style-name="T1">“</text:span><text:span text:style-name="T1">x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5cm" svg:y="7.178cm">
          <text:p text:style-name="P2"><text:span text:style-name="T1">“</text:span><text:span text:style-name="T1">ccFyy”</text:span></text:p>
          <text:p text:style-name="P2"><text:span text:style-name="T1">“</text:span><text:span text:style-name="T1">x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4cm" svg:y="8.678cm">
          <text:p text:style-name="P2"><text:span text:style-name="T1">“</text:span><text:span text:style-name="T1">ccFyy”</text:span></text:p>
          <text:p text:style-name="P2"><text:span text:style-name="T1">“</text:span><text:span text:style-name="T1">y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5cm" svg:y="10.178cm">
          <text:p text:style-name="P2"><text:span text:style-name="T1">“</text:span><text:span text:style-name="T1">ccFyy”</text:span></text:p>
          <text:p text:style-name="P2"><text:span text:style-name="T1">“</text:span><text:span text:style-name="T1">y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4cm" svg:y="11.578cm">
          <text:p text:style-name="P2"><text:span text:style-name="T1">“</text:span><text:span text:style-name="T1">ccFyy”</text:span></text:p>
          <text:p text:style-name="P2"><text:span text:style-name="T1">“</text:span><text:span text:style-name="T1">y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5cm" svg:y="13.078cm">
          <text:p text:style-name="P2"><text:span text:style-name="T1">“</text:span><text:span text:style-name="T1">ccFyy”</text:span></text:p>
          <text:p text:style-name="P2"><text:span text:style-name="T1">“</text:span><text:span text:style-name="T1">A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4cm" svg:y="14.578cm">
          <text:p text:style-name="P2"><text:span text:style-name="T1">“</text:span><text:span text:style-name="T1">ccFyy”</text:span></text:p>
          <text:p text:style-name="P2"><text:span text:style-name="T1">“</text:span><text:span text:style-name="T1">c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952cm" svg:height="0.889cm" svg:x="13.035cm" svg:y="16.078cm">
          <text:p text:style-name="P2"><text:span text:style-name="T1">“</text:span><text:span text:style-name="T1">ccFyy”</text:span></text:p>
          <text:p text:style-name="P2"><text:span text:style-name="T1">“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3:42:05.133990000</dc:date>
    <meta:generator>LibreOffice/4.2.8.2$MacOSX_x86 LibreOffice_project/48d50dbfc06349262c9d50868e5c1f630a573ebd</meta:generator>
    <meta:editing-duration>PT23M41S</meta:editing-duration>
    <meta:editing-cycles>2</meta:editing-cycles>
    <meta:document-statistic meta:object-count="133"/>
  </office:meta>
</office:document-meta>
</file>